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27c238" officeooo:paragraph-rsid="0027c238"/>
    </style:style>
    <style:style style:name="P4" style:family="paragraph" style:parent-style-name="Text_20_body">
      <style:text-properties officeooo:rsid="002b42f5" officeooo:paragraph-rsid="002b42f5"/>
    </style:style>
    <style:style style:name="P5" style:family="paragraph" style:parent-style-name="Text_20_body">
      <style:text-properties officeooo:rsid="002d1248" officeooo:paragraph-rsid="002d1248"/>
    </style:style>
    <style:style style:name="P6" style:family="paragraph" style:parent-style-name="Text_20_body">
      <style:text-properties officeooo:rsid="002d9d2d" officeooo:paragraph-rsid="002d9d2d"/>
    </style:style>
    <style:style style:name="P7" style:family="paragraph" style:parent-style-name="Text_20_body">
      <style:text-properties officeooo:rsid="002d9d2d" officeooo:paragraph-rsid="003084f9"/>
    </style:style>
    <style:style style:name="P8" style:family="paragraph" style:parent-style-name="Text_20_body">
      <style:text-properties officeooo:rsid="002d9d2d" officeooo:paragraph-rsid="0034fcb8"/>
    </style:style>
    <style:style style:name="P9" style:family="paragraph" style:parent-style-name="Text_20_body">
      <style:text-properties officeooo:rsid="002d9d2d" officeooo:paragraph-rsid="003bc8d4"/>
    </style:style>
    <style:style style:name="P10" style:family="paragraph" style:parent-style-name="Text_20_body">
      <style:text-properties officeooo:rsid="00403046" officeooo:paragraph-rsid="00403046"/>
    </style:style>
    <style:style style:name="P11" style:family="paragraph" style:parent-style-name="Text_20_body">
      <style:text-properties officeooo:paragraph-rsid="00445d99"/>
    </style:style>
    <style:style style:name="P12" style:family="paragraph" style:parent-style-name="Text_20_body">
      <style:text-properties officeooo:rsid="0048bbe2" officeooo:paragraph-rsid="0048bbe2"/>
    </style:style>
    <style:style style:name="P13" style:family="paragraph" style:parent-style-name="Text_20_body">
      <style:text-properties officeooo:rsid="004a4b1b" officeooo:paragraph-rsid="004a4b1b"/>
    </style:style>
    <style:style style:name="P14" style:family="paragraph" style:parent-style-name="Text_20_body">
      <style:text-properties officeooo:rsid="004b93f5" officeooo:paragraph-rsid="004b93f5"/>
    </style:style>
    <style:style style:name="P15" style:family="paragraph" style:parent-style-name="Text_20_body">
      <style:text-properties officeooo:rsid="003084f9" officeooo:paragraph-rsid="003084f9"/>
    </style:style>
    <style:style style:name="P16" style:family="paragraph" style:parent-style-name="Text_20_body">
      <style:text-properties officeooo:rsid="0034fcb8" officeooo:paragraph-rsid="0034fcb8"/>
    </style:style>
    <style:style style:name="P17" style:family="paragraph" style:parent-style-name="Text_20_body">
      <style:text-properties officeooo:rsid="003bc8d4" officeooo:paragraph-rsid="003bc8d4"/>
    </style:style>
    <style:style style:name="P18" style:family="paragraph" style:parent-style-name="Text_20_body">
      <style:text-properties officeooo:rsid="004edc38" officeooo:paragraph-rsid="004edc38"/>
    </style:style>
    <style:style style:name="P19" style:family="paragraph" style:parent-style-name="Text_20_body">
      <style:text-properties officeooo:rsid="0051af2d" officeooo:paragraph-rsid="0051af2d"/>
    </style:style>
    <style:style style:name="P20" style:family="paragraph" style:parent-style-name="Text_20_body">
      <style:text-properties officeooo:rsid="00445d99" officeooo:paragraph-rsid="00445d99"/>
    </style:style>
    <style:style style:name="P21" style:family="paragraph" style:parent-style-name="Text_20_body">
      <style:text-properties officeooo:rsid="00597c79" officeooo:paragraph-rsid="00597c79"/>
    </style:style>
    <style:style style:name="P22" style:family="paragraph" style:parent-style-name="Text_20_body">
      <style:text-properties officeooo:rsid="005ac809" officeooo:paragraph-rsid="005ac809"/>
    </style:style>
    <style:style style:name="P23" style:family="paragraph" style:parent-style-name="Text_20_body">
      <style:text-properties officeooo:rsid="005d5f5b" officeooo:paragraph-rsid="005d5f5b"/>
    </style:style>
    <style:style style:name="P24" style:family="paragraph" style:parent-style-name="Text_20_body">
      <style:text-properties officeooo:rsid="005e3e46" officeooo:paragraph-rsid="005e3e46"/>
    </style:style>
    <style:style style:name="P25" style:family="paragraph" style:parent-style-name="Standard">
      <style:text-properties officeooo:rsid="0027c238" officeooo:paragraph-rsid="00677f30"/>
    </style:style>
    <style:style style:name="P26" style:family="paragraph" style:parent-style-name="Text_20_body" style:list-style-name="L1">
      <style:text-properties officeooo:rsid="001c814c" officeooo:paragraph-rsid="002d1248"/>
    </style:style>
    <style:style style:name="P27" style:family="paragraph" style:parent-style-name="Text_20_body" style:list-style-name="L1">
      <style:text-properties officeooo:rsid="002d1248" officeooo:paragraph-rsid="002d1248"/>
    </style:style>
    <style:style style:name="P28" style:family="paragraph" style:parent-style-name="Text_20_body" style:list-style-name="L2">
      <style:text-properties officeooo:rsid="00234599" officeooo:paragraph-rsid="00234599"/>
    </style:style>
    <style:style style:name="P29" style:family="paragraph" style:parent-style-name="Text_20_body" style:list-style-name="L2">
      <style:text-properties officeooo:rsid="002516ec" officeooo:paragraph-rsid="002516ec"/>
    </style:style>
    <style:style style:name="P30" style:family="paragraph" style:parent-style-name="Text_20_body" style:list-style-name="L3">
      <style:text-properties officeooo:rsid="002d9d2d" officeooo:paragraph-rsid="002d9d2d"/>
    </style:style>
    <style:style style:name="P31" style:family="paragraph" style:parent-style-name="Text_20_body" style:list-style-name="L4">
      <style:text-properties officeooo:rsid="002d9d2d" officeooo:paragraph-rsid="003084f9"/>
    </style:style>
    <style:style style:name="P32" style:family="paragraph" style:parent-style-name="Text_20_body" style:list-style-name="L5">
      <style:text-properties officeooo:rsid="002d9d2d" officeooo:paragraph-rsid="0034fcb8"/>
    </style:style>
    <style:style style:name="P33" style:family="paragraph" style:parent-style-name="Text_20_body" style:list-style-name="L5">
      <style:text-properties officeooo:rsid="002d9d2d" officeooo:paragraph-rsid="003bc8d4"/>
    </style:style>
    <style:style style:name="P34" style:family="paragraph" style:parent-style-name="Text_20_body">
      <style:text-properties officeooo:rsid="002d9d2d" officeooo:paragraph-rsid="006efb03"/>
    </style:style>
    <style:style style:name="P35" style:family="paragraph" style:parent-style-name="Text_20_body" style:list-style-name="L9">
      <style:text-properties officeooo:rsid="002d9d2d" officeooo:paragraph-rsid="006efb03"/>
    </style:style>
    <style:style style:name="P36" style:family="paragraph" style:parent-style-name="Text_20_body" style:list-style-name="L4">
      <style:text-properties officeooo:rsid="003084f9" officeooo:paragraph-rsid="003084f9"/>
    </style:style>
    <style:style style:name="P37" style:family="paragraph" style:parent-style-name="Text_20_body" style:list-style-name="L5">
      <style:text-properties officeooo:rsid="003084f9" officeooo:paragraph-rsid="0034fcb8"/>
    </style:style>
    <style:style style:name="P38" style:family="paragraph" style:parent-style-name="Text_20_body" style:list-style-name="L5">
      <style:text-properties officeooo:rsid="003084f9" officeooo:paragraph-rsid="003bc8d4"/>
    </style:style>
    <style:style style:name="P39" style:family="paragraph" style:parent-style-name="Text_20_body">
      <style:text-properties officeooo:rsid="005daa1a"/>
    </style:style>
    <style:style style:name="P40" style:family="paragraph" style:parent-style-name="Text_20_body">
      <style:text-properties officeooo:rsid="00597c79" officeooo:paragraph-rsid="005daa1a"/>
    </style:style>
    <style:style style:name="P41" style:family="paragraph" style:parent-style-name="Text_20_body">
      <style:text-properties officeooo:rsid="005e7bb8" officeooo:paragraph-rsid="005e7bb8"/>
    </style:style>
    <style:style style:name="P42" style:family="paragraph" style:parent-style-name="Text_20_body">
      <style:text-properties officeooo:rsid="00445d99" officeooo:paragraph-rsid="00624afc"/>
    </style:style>
    <style:style style:name="P43" style:family="paragraph" style:parent-style-name="Text_20_body">
      <style:text-properties officeooo:rsid="001d88ca" officeooo:paragraph-rsid="00624afc"/>
    </style:style>
    <style:style style:name="P44" style:family="paragraph" style:parent-style-name="Text_20_body">
      <style:text-properties officeooo:rsid="0027c238" officeooo:paragraph-rsid="00677f30"/>
    </style:style>
    <style:style style:name="P45" style:family="paragraph" style:parent-style-name="Text_20_body">
      <style:text-properties officeooo:rsid="002b42f5" officeooo:paragraph-rsid="00677f30"/>
    </style:style>
    <style:style style:name="P46" style:family="paragraph" style:parent-style-name="Text_20_body">
      <style:text-properties officeooo:paragraph-rsid="00363d12"/>
    </style:style>
    <style:style style:name="P47" style:family="paragraph" style:parent-style-name="Text_20_body">
      <style:text-properties officeooo:rsid="006c937e" officeooo:paragraph-rsid="006c937e"/>
    </style:style>
    <style:style style:name="P48" style:family="paragraph" style:parent-style-name="Text_20_body" style:list-style-name="L9">
      <style:text-properties officeooo:paragraph-rsid="006efb03"/>
    </style:style>
    <style:style style:name="P49" style:family="paragraph" style:parent-style-name="Text_20_body">
      <style:text-properties officeooo:rsid="00753c3d" officeooo:paragraph-rsid="00753c3d"/>
    </style:style>
    <style:style style:name="P50" style:family="paragraph" style:parent-style-name="Text_20_body">
      <style:text-properties officeooo:rsid="0078d161" officeooo:paragraph-rsid="0078d161"/>
    </style:style>
    <style:style style:name="P51" style:family="paragraph" style:parent-style-name="Text_20_body">
      <style:text-properties officeooo:rsid="00797b46" officeooo:paragraph-rsid="00797b46"/>
    </style:style>
    <style:style style:name="P52" style:family="paragraph" style:parent-style-name="Text_20_body" style:list-style-name="L10">
      <style:text-properties officeooo:rsid="00797b46" officeooo:paragraph-rsid="00797b46"/>
    </style:style>
    <style:style style:name="P53" style:family="paragraph" style:parent-style-name="Text_20_body">
      <style:text-properties officeooo:rsid="00797b46" officeooo:paragraph-rsid="00813211"/>
    </style:style>
    <style:style style:name="P54" style:family="paragraph" style:parent-style-name="Text_20_body">
      <style:text-properties officeooo:rsid="00813211" officeooo:paragraph-rsid="00813211"/>
    </style:style>
    <style:style style:name="P55" style:family="paragraph" style:parent-style-name="Text_20_body">
      <style:text-properties officeooo:rsid="00813211" officeooo:paragraph-rsid="00829365"/>
    </style:style>
    <style:style style:name="P56" style:family="paragraph" style:parent-style-name="Heading_20_1">
      <style:text-properties officeooo:rsid="00403046" officeooo:paragraph-rsid="00403046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1">
      <style:paragraph-properties fo:break-before="page"/>
      <style:text-properties officeooo:rsid="0047edf5" officeooo:paragraph-rsid="0047edf5"/>
    </style:style>
    <style:style style:name="P59" style:family="paragraph" style:parent-style-name="Preformatted_20_Text">
      <style:text-properties officeooo:paragraph-rsid="00624afc"/>
    </style:style>
    <style:style style:name="P60" style:family="paragraph" style:parent-style-name="Preformatted_20_Text">
      <style:text-properties officeooo:paragraph-rsid="00677f30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3">
      <style:text-properties officeooo:paragraph-rsid="006efb03"/>
    </style:style>
    <style:style style:name="P63" style:family="paragraph" style:parent-style-name="Heading_20_3">
      <style:paragraph-properties fo:break-before="page"/>
    </style:style>
    <style:style style:name="P64" style:family="paragraph">
      <loext:graphic-properties draw:fill="none" draw:fill-color="#000000"/>
      <style:paragraph-properties fo:text-align="center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000000"/>
    </style:style>
    <style:style style:name="P67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68" style:family="paragraph">
      <loext:graphic-properties draw:fill="none" draw:fill-color="#ffffff"/>
      <style:text-properties fo:font-weight="bold" style:font-weight-asian="bold" style:font-weight-complex="bold"/>
    </style:style>
    <style:style style:name="P69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363d12"/>
    </style:style>
    <style:style style:name="T10" style:family="text">
      <style:text-properties officeooo:rsid="006b351b"/>
    </style:style>
    <style:style style:name="T11" style:family="text">
      <style:text-properties officeooo:rsid="002d9d2d"/>
    </style:style>
    <style:style style:name="T12" style:family="text">
      <style:text-properties officeooo:rsid="006efb03"/>
    </style:style>
    <style:style style:name="T13" style:family="text">
      <style:text-properties officeooo:rsid="006f57b1"/>
    </style:style>
    <style:style style:name="T14" style:family="text">
      <style:text-properties officeooo:rsid="00714fdc"/>
    </style:style>
    <style:style style:name="T15" style:family="text">
      <style:text-properties officeooo:rsid="007a521b"/>
    </style:style>
    <style:style style:name="T16" style:family="text">
      <style:text-properties officeooo:rsid="007da7e0"/>
    </style:style>
    <style:style style:name="T17" style:family="text">
      <style:text-properties officeooo:rsid="00820ed0"/>
    </style:style>
    <style:style style:name="T18" style:family="text">
      <style:text-properties style:font-name="Liberation Serif1" officeooo:rsid="00820ed0"/>
    </style:style>
    <style:style style:name="T19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67" svg:width="0.551cm" svg:height="0.862cm" svg:x="8.61cm" svg:y="0.399cm"><draw:text-box><text:p><text:span text:style-name="T19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64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4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65" svg:x1="0.85cm" svg:y1="4.831cm" svg:x2="0.85cm" svg:y2="2.406cm"><text:p/></draw:line><draw:line draw:style-name="gr3" draw:text-style-name="P65" svg:x1="0.607cm" svg:y1="2.956cm" svg:x2="0.849cm" svg:y2="2.406cm"><text:p/></draw:line><draw:line draw:style-name="gr3" draw:text-style-name="P65" svg:x1="1.093cm" svg:y1="3cm" svg:x2="0.85cm" svg:y2="2.406cm"><text:p/></draw:line><draw:line draw:style-name="gr3" draw:text-style-name="P65" svg:x1="2.24cm" svg:y1="2.385cm" svg:x2="2.24cm" svg:y2="1.789cm"><text:p/></draw:line><draw:line draw:style-name="gr3" draw:text-style-name="P65" svg:x1="2.284cm" svg:y1="5.474cm" svg:x2="2.284cm" svg:y2="4.878cm"><text:p/></draw:line></draw:g><draw:custom-shape text:anchor-type="paragraph" draw:z-index="2" draw:style-name="gr4" draw:text-style-name="P66" svg:width="2.823cm" svg:height="1.015cm" svg:x="4.332cm" svg:y="0.596cm"><text:p text:style-name="P65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66" svg:width="2.823cm" svg:height="1.015cm" svg:x="10.418cm" svg:y="0.64cm"><text:p text:style-name="P65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66" svg:width="2.823cm" svg:height="1.015cm" draw:transform="rotate (1.5707963267949) translate (8.17033333333333cm 5.00591666666667cm)"><text:p text:style-name="P65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64" svg:width="2.823cm" svg:height="1.015cm" draw:transform="rotate (1.5707963267949) translate (14.3439444444444cm 5.05001388888889cm)"><text:p text:style-name="P65">R4</text:p><draw:enhanced-geometry svg:viewBox="0 0 21600 21600" draw:type="rectangle" draw:enhanced-path="M 0 0 L 21600 0 21600 21600 0 21600 0 0 Z N"/></draw:custom-shape><draw:line text:anchor-type="paragraph" draw:z-index="6" draw:style-name="gr6" draw:text-style-name="P65" svg:x1="2.304cm" svg:y1="6.087cm" svg:x2="14.96cm" svg:y2="6.087cm"><text:p/></draw:line><draw:line text:anchor-type="paragraph" draw:z-index="7" draw:style-name="gr6" draw:text-style-name="P65" svg:x1="2.282cm" svg:y1="5.472cm" svg:x2="2.282cm" svg:y2="6.088cm"><text:p/></draw:line><draw:line text:anchor-type="paragraph" draw:z-index="8" draw:style-name="gr6" draw:text-style-name="P65" svg:x1="8.632cm" svg:y1="5.006cm" svg:x2="8.632cm" svg:y2="6.087cm"><text:p/></draw:line><draw:line text:anchor-type="paragraph" draw:z-index="9" draw:style-name="gr6" draw:text-style-name="P65" svg:x1="14.938cm" svg:y1="5.05cm" svg:x2="14.938cm" svg:y2="6.087cm"><text:p/></draw:line><draw:line text:anchor-type="paragraph" draw:z-index="10" draw:style-name="gr6" draw:text-style-name="P65" svg:x1="4.332cm" svg:y1="1.104cm" svg:x2="2.238cm" svg:y2="1.104cm"><text:p/></draw:line><draw:line text:anchor-type="paragraph" draw:z-index="11" draw:style-name="gr6" draw:text-style-name="P65" svg:x1="4.332cm" svg:y1="1.104cm" svg:x2="2.238cm" svg:y2="1.104cm"><text:p/></draw:line><draw:line text:anchor-type="paragraph" draw:z-index="12" draw:style-name="gr6" draw:text-style-name="P65" svg:x1="10.417cm" svg:y1="1.081cm" svg:x2="7.154cm" svg:y2="1.081cm"><text:p/></draw:line><draw:line text:anchor-type="paragraph" draw:z-index="13" draw:style-name="gr6" draw:text-style-name="P65" svg:x1="14.762cm" svg:y1="1.104cm" svg:x2="13.24cm" svg:y2="1.104cm"><text:p/></draw:line><draw:line text:anchor-type="paragraph" draw:z-index="14" draw:style-name="gr6" draw:text-style-name="P65" svg:x1="14.871cm" svg:y1="0.972cm" svg:x2="14.871cm" svg:y2="2.228cm"><text:p/></draw:line><draw:line text:anchor-type="paragraph" draw:z-index="15" draw:style-name="gr6" draw:text-style-name="P65" svg:x1="2.238cm" svg:y1="1.104cm" svg:x2="2.238cm" svg:y2="1.72cm"><text:p/></draw:line><draw:line text:anchor-type="paragraph" draw:z-index="16" draw:style-name="gr6" draw:text-style-name="P65" svg:x1="8.677cm" svg:y1="1.102cm" svg:x2="8.677cm" svg:y2="2.183cm"><text:p/></draw:line><draw:frame text:anchor-type="paragraph" draw:z-index="17" draw:style-name="gr7" draw:text-style-name="P67" svg:width="0.551cm" svg:height="0.862cm" svg:x="2.833cm" svg:y="0.243cm"><draw:text-box><text:p><text:span text:style-name="T19">1</text:span></text:p></draw:text-box></draw:frame><draw:frame text:anchor-type="paragraph" draw:z-index="19" draw:style-name="gr7" draw:text-style-name="P67" svg:width="0.551cm" svg:height="0.862cm" svg:x="14.122cm" svg:y="0.09cm"><draw:text-box><text:p><text:span text:style-name="T19">3</text:span></text:p></draw:text-box></draw:frame><draw:frame text:anchor-type="paragraph" draw:z-index="20" draw:style-name="gr7" draw:text-style-name="P67" svg:width="0.551cm" svg:height="0.862cm" svg:x="10.836cm" svg:y="5.05cm"><draw:text-box><text:p><text:span text:style-name="T19">0</text:span></text:p></draw:text-box></draw:frame><draw:frame text:anchor-type="paragraph" draw:z-index="31" draw:style-name="gr8" draw:text-style-name="P68" svg:width="0.795cm" svg:height="0.632cm" svg:x="2.408cm" svg:y="4.875cm"><draw:text-box><text:p><text:span text:style-name="T20">n+</text:span></text:p></draw:text-box></draw:frame><draw:frame text:anchor-type="paragraph" draw:z-index="32" draw:style-name="gr8" draw:text-style-name="P68" svg:width="0.795cm" svg:height="0.632cm" svg:x="2.468cm" svg:y="1.753cm"><draw:text-box><text:p><text:span text:style-name="T20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0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1"/>
      <text:h text:style-name="P57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8555059694053999135" text:style-name="L1">
        <text:list-item>
          <text:p text:style-name="P26">We'll include the ground node so I don't have to special-case the code everywhere. </text:p>
        </text:list-item>
        <text:list-item>
          <text:p text:style-name="P26">Matrices and vectors are 0-indexed, with index 0 being the ground node.</text:p>
        </text:list-item>
        <text:list-item>
          <text:p text:style-name="P27">Negative current flows out of a node.</text:p>
        </text:list-item>
      </text:list>
      <text:p text:style-name="P5">The basic algorithm is something along the lines of:</text:p>
      <text:list xml:id="list293036992958854680" text:style-name="L2">
        <text:list-item>
          <text:p text:style-name="P28">Take a sweep through the circuit and count the nodes. Assume that the node names have been replaced with integer indices starting from 1 (ground is 0, as always).</text:p>
        </text:list-item>
        <text:list-item>
          <text:p text:style-name="P28">Use the node count to size the voltage matrix, and the current vector.</text:p>
        </text:list-item>
        <text:list-item>
          <text:p text:style-name="P29">Go through each element in the circuit and update the matrix and current vectors appropriately.</text:p>
        </text:list-item>
      </text:list>
      <text:p text:style-name="Text_20_body"/>
      <text:h text:style-name="P57" text:outline-level="1">Example</text:h>
      <text:p text:style-name="P3">After counting the nodes, we get 4. Initialise the matrix as so:</text:p>
      <text:p text:style-name="P3"><draw:frame draw:style-name="fr2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4">This means 3A flowing into node 1, and -3A out of ground.</text:p>
      <text:p text:style-name="P4"><draw:frame draw:style-name="fr2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6">For this there are two things:</text:p>
      <text:list xml:id="list6027700690056749132" text:style-name="L3">
        <text:list-item>
          <text:p text:style-name="P30">Firstly, (v1 – v2)/R1 out of node 1</text:p>
        </text:list-item>
        <text:list-item>
          <text:p text:style-name="P30">Then (v2 – v1)/R1 out of node 2</text:p>
        </text:list-item>
      </text:list>
      <text:p text:style-name="P6"><draw:frame draw:style-name="fr2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5">Again:</text:p>
      <text:list xml:id="list2224794956401364841" text:style-name="L4">
        <text:list-item>
          <text:p text:style-name="P36">Firstly, (v2 – v3)/R2 out of node 2</text:p>
        </text:list-item>
        <text:list-item>
          <text:p text:style-name="P31">Then (v3 – v2)/R2 out of node 3</text:p>
        </text:list-item>
      </text:list>
      <text:p text:style-name="P7"><draw:frame draw:style-name="fr2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2" text:outline-level="2"><text:soft-page-break/>R3 2 0 5</text:h>
      <text:p text:style-name="P16">Then:</text:p>
      <text:list xml:id="list1288963536365956289" text:style-name="L5">
        <text:list-item>
          <text:p text:style-name="P37">Firstly, (v2 – v0)/R3 out of node 2</text:p>
        </text:list-item>
        <text:list-item>
          <text:p text:style-name="P32">Then (v0 – v2)/R3 out of node 0</text:p>
        </text:list-item>
      </text:list>
      <text:p text:style-name="P8"><draw:frame draw:style-name="fr2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6"><text:span text:style-name="T9">I know v0 = 0V, but for the sake of not introducing special cases, roll with it.</text:span></text:p>
      <text:h text:style-name="Heading_20_2" text:outline-level="2">R4 3 0 5</text:h>
      <text:p text:style-name="P17">Finally:</text:p>
      <text:list xml:id="list222539477334311" text:continue-numbering="true" text:style-name="L5">
        <text:list-item>
          <text:p text:style-name="P38">Firstly, (v3 – v0)/R4 out of node 3</text:p>
        </text:list-item>
        <text:list-item>
          <text:p text:style-name="P33">Then (v0 – v3)/R4 out of node 0</text:p>
        </text:list-item>
      </text:list>
      <text:p text:style-name="P9"><draw:frame draw:style-name="fr2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58" text:outline-level="1">Gaussian Reduction</text:h>
      <text:p text:style-name="P12">This reduces a matrix to its row echelon form, so that back-substitution can be used to solve all the variables one-by-one.</text:p>
      <text:p text:style-name="P12">For our example above, we'll first combine the voltage matrix and the current matrix into an augmented matrix.</text:p>
      <text:p text:style-name="P12"><draw:frame draw:style-name="fr2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3">And now the aim is to convert it to this form:</text:p>
      <text:p text:style-name="P12"><draw:frame draw:style-name="fr2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4">Then, solve…</text:p>
      <text:p text:style-name="P14"/>
      <text:h text:style-name="Heading_20_2" text:outline-level="2">Back Substitution</text:h>
      <text:p text:style-name="P18">N=3</text:p>
      <text:p text:style-name="P18"><draw:frame draw:style-name="fr2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9">Loop i = 3 → 1</text:p>
      <text:p text:style-name="P18"><draw:frame draw:style-name="fr2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56" text:outline-level="1">Thinking Ahead</text:h>
      <text:p text:style-name="P10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0"/>
      <text:h text:style-name="P57" text:outline-level="1">Newton Raphson</text:h>
      <text:h text:style-name="Heading_20_2" text:outline-level="2">The Equations</text:h>
      <text:p text:style-name="P21">Iterate this:</text:p>
      <text:p text:style-name="Text_20_body"><draw:frame draw:style-name="fr2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9">Forward biased diode:</text:p>
      <text:p text:style-name="Text_20_body"><draw:frame draw:style-name="fr2" draw:name="Object17" text:anchor-type="as-char" svg:y="-0.743cm" svg:width="2.909cm" svg:height="1.244cm" draw:z-index="3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40">Example KCL node equation with a forward-biased diode:</text:p>
      <text:p text:style-name="Text_20_body"><draw:frame draw:style-name="fr2" draw:name="Object13" text:anchor-type="as-char" svg:y="-0.743cm" svg:width="4.29cm" svg:height="1.244cm" draw:z-index="39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1">Matrix solver version</text:p>
      <text:p text:style-name="Text_20_body"><draw:frame draw:style-name="fr2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1"/>
      <text:p text:style-name="P21">For Newton-Raphson:</text:p>
      <text:p text:style-name="P21"><draw:frame draw:style-name="fr2" draw:name="Object14" text:anchor-type="as-char" svg:y="-0.743cm" svg:width="5.449cm" svg:height="1.244cm" draw:z-index="36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1">and</text:p>
      <text:p text:style-name="P21"><draw:frame draw:style-name="fr2" draw:name="Object15" text:anchor-type="as-char" svg:y="-0.743cm" svg:width="5.346cm" svg:height="1.244cm" draw:z-index="37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1">so:</text:p>
      <text:p text:style-name="P21"><draw:frame draw:style-name="fr2" draw:name="Object16" text:anchor-type="as-char" svg:y="-1.438cm" svg:width="6.186cm" svg:height="2.633cm" draw:z-index="38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41">That's a really bad example.</text:p>
      <text:h text:style-name="P61" text:outline-level="2">Example</text:h>
      <text:p text:style-name="Text_20_body"><draw:frame draw:style-name="fr1" draw:name="Frame2" text:anchor-type="as-char" svg:width="16.327cm" draw:z-index="40"><draw:text-box fo:min-height="7.232cm"><text:p text:style-name="Frame_20_contents"><draw:g text:anchor-type="paragraph" draw:z-index="41" draw:style-name="gr1"><draw:custom-shape draw:style-name="gr2" draw:text-style-name="P64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4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65" svg:x1="0.85cm" svg:y1="4.831cm" svg:x2="0.85cm" svg:y2="2.406cm"><text:p/></draw:line><draw:line draw:style-name="gr3" draw:text-style-name="P65" svg:x1="0.607cm" svg:y1="2.956cm" svg:x2="0.849cm" svg:y2="2.406cm"><text:p/></draw:line><draw:line draw:style-name="gr3" draw:text-style-name="P65" svg:x1="1.093cm" svg:y1="3cm" svg:x2="0.85cm" svg:y2="2.406cm"><text:p/></draw:line><draw:line draw:style-name="gr3" draw:text-style-name="P65" svg:x1="2.24cm" svg:y1="2.385cm" svg:x2="2.24cm" svg:y2="1.789cm"><text:p/></draw:line><draw:line draw:style-name="gr3" draw:text-style-name="P65" svg:x1="2.284cm" svg:y1="5.474cm" svg:x2="2.284cm" svg:y2="4.878cm"><text:p/></draw:line></draw:g><draw:g text:anchor-type="paragraph" draw:z-index="58" draw:style-name="gr9"><draw:custom-shape draw:style-name="gr10" draw:text-style-name="P69" svg:width="0.883cm" svg:height="0.847cm" svg:x="14.303cm" svg:y="3.295cm"><text:p/>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65" svg:x1="14.162cm" svg:y1="4.195cm" svg:x2="15.309cm" svg:y2="4.195cm"><text:p/></draw:line></draw:g><draw:custom-shape text:anchor-type="paragraph" draw:z-index="42" draw:style-name="gr5" draw:text-style-name="P64" svg:width="2.823cm" svg:height="1.015cm" svg:x="10.418cm" svg:y="0.64cm"><text:p text:style-name="P65">R2</text:p><draw:enhanced-geometry svg:viewBox="0 0 21600 21600" draw:type="rectangle" draw:enhanced-path="M 0 0 L 21600 0 21600 21600 0 21600 0 0 Z N"/></draw:custom-shape><draw:custom-shape text:anchor-type="paragraph" draw:z-index="43" draw:style-name="gr5" draw:text-style-name="P64" svg:width="2.823cm" svg:height="1.015cm" draw:transform="rotate (1.5707963267949) translate (8.17033333333333cm 5.00591666666667cm)"><text:p text:style-name="P65">R1</text:p><draw:enhanced-geometry svg:viewBox="0 0 21600 21600" draw:type="rectangle" draw:enhanced-path="M 0 0 L 21600 0 21600 21600 0 21600 0 0 Z N"/></draw:custom-shape><draw:line text:anchor-type="paragraph" draw:z-index="44" draw:style-name="gr6" draw:text-style-name="P65" svg:x1="2.304cm" svg:y1="6.087cm" svg:x2="14.78cm" svg:y2="6.087cm"><text:p/></draw:line><draw:line text:anchor-type="paragraph" draw:z-index="45" draw:style-name="gr6" draw:text-style-name="P65" svg:x1="2.282cm" svg:y1="5.472cm" svg:x2="2.282cm" svg:y2="6.088cm"><text:p/></draw:line><draw:line text:anchor-type="paragraph" draw:z-index="46" draw:style-name="gr6" draw:text-style-name="P65" svg:x1="8.632cm" svg:y1="5.006cm" svg:x2="8.632cm" svg:y2="6.087cm"><text:p/></draw:line><draw:line text:anchor-type="paragraph" draw:z-index="47" draw:style-name="gr6" draw:text-style-name="P65" svg:x1="14.78cm" svg:y1="4.195cm" svg:x2="14.78cm" svg:y2="6.088cm"><text:p/></draw:line><draw:line text:anchor-type="paragraph" draw:z-index="48" draw:style-name="gr6" draw:text-style-name="P65" svg:x1="10.417cm" svg:y1="1.104cm" svg:x2="2.238cm" svg:y2="1.104cm"><text:p/></draw:line><draw:line text:anchor-type="paragraph" draw:z-index="49" draw:style-name="gr6" draw:text-style-name="P65" svg:x1="14.762cm" svg:y1="1.104cm" svg:x2="13.24cm" svg:y2="1.104cm"><text:p/></draw:line><draw:line text:anchor-type="paragraph" draw:z-index="50" draw:style-name="gr6" draw:text-style-name="P65" svg:x1="14.762cm" svg:y1="1.104cm" svg:x2="14.762cm" svg:y2="3.295cm"><text:p/></draw:line><draw:line text:anchor-type="paragraph" draw:z-index="51" draw:style-name="gr6" draw:text-style-name="P65" svg:x1="2.238cm" svg:y1="1.104cm" svg:x2="2.238cm" svg:y2="1.72cm"><text:p/></draw:line><draw:line text:anchor-type="paragraph" draw:z-index="52" draw:style-name="gr6" draw:text-style-name="P65" svg:x1="8.677cm" svg:y1="1.102cm" svg:x2="8.677cm" svg:y2="2.183cm"><text:p/></draw:line><draw:frame text:anchor-type="paragraph" draw:z-index="53" draw:style-name="gr7" draw:text-style-name="P67" svg:width="0.551cm" svg:height="0.862cm" svg:x="8.371cm" svg:y="0.138cm"><draw:text-box><text:p><text:span text:style-name="T19">1</text:span></text:p></draw:text-box></draw:frame><draw:frame text:anchor-type="paragraph" draw:z-index="54" draw:style-name="gr7" draw:text-style-name="P67" svg:width="0.551cm" svg:height="0.862cm" svg:x="14.122cm" svg:y="0.09cm"><draw:text-box><text:p><text:span text:style-name="T19">2</text:span></text:p></draw:text-box></draw:frame><draw:frame text:anchor-type="paragraph" draw:z-index="55" draw:style-name="gr7" draw:text-style-name="P67" svg:width="0.551cm" svg:height="0.862cm" svg:x="10.836cm" svg:y="5.05cm"><draw:text-box><text:p><text:span text:style-name="T19">0</text:span></text:p></draw:text-box></draw:frame><draw:frame text:anchor-type="paragraph" draw:z-index="56" draw:style-name="gr8" draw:text-style-name="P68" svg:width="0.795cm" svg:height="0.632cm" svg:x="2.408cm" svg:y="4.875cm"><draw:text-box><text:p><text:span text:style-name="T20">n+</text:span></text:p></draw:text-box></draw:frame><draw:frame text:anchor-type="paragraph" draw:z-index="57" draw:style-name="gr8" draw:text-style-name="P68" svg:width="0.795cm" svg:height="0.632cm" svg:x="2.468cm" svg:y="1.753cm"><draw:text-box><text:p><text:span text:style-name="T20">n-</text:span></text:p></draw:text-box></draw:frame></text:p></draw:text-box></draw:frame></text:p>
      <text:p text:style-name="P43">The SPICE for this looks something like:</text:p>
      <text:p text:style-name="P59">I1 <text:span text:style-name="T2">0 1</text:span> 3 <text:s text:c="2"/>; <text:span text:style-name="T2">current flows from n+ through to n-</text:span></text:p>
      <text:p text:style-name="P59">R1 1 <text:span text:style-name="T7">0 2 <text:s text:c="2"/>; about 5V on v(1)</text:span></text:p>
      <text:p text:style-name="P59">R2 <text:span text:style-name="T7">1 2</text:span> <text:span text:style-name="T7">1k <text:s/></text:span></text:p>
      <text:p text:style-name="P59"><text:span text:style-name="T7">D1 2 0 <text:s text:c="4"/>; error, but a default model is used</text:span></text:p>
      <text:p text:style-name="P59"/>
      <text:p text:style-name="P42">Ngspice gives:</text:p>
      <text:p text:style-name="Preformatted_20_Text">No. of Data Rows : 1</text:p>
      <text:p text:style-name="Preformatted_20_Text">v(1) = 5.989418e+00</text:p>
      <text:p text:style-name="P60">v(2) = 6.981910e-01</text:p>
      <text:p text:style-name="P60"/>
      <text:h text:style-name="Heading_20_3" text:outline-level="3">Work<text:span text:style-name="T8">ing</text:span> </text:h>
      <text:p text:style-name="P25"><text:span text:style-name="T8">A</text:span>fter counting the nodes, we get <text:span text:style-name="T8">2</text:span>. Initialise the matrix as so:</text:p>
      <text:p text:style-name="P44"><draw:frame draw:style-name="fr2" draw:name="Object19" text:anchor-type="as-char" svg:y="-0.683cm" svg:width="3.928cm" svg:height="1.115cm" draw:z-index="5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45">This means 3A flowing into node 1</text:p>
      <text:p text:style-name="P45"><draw:frame draw:style-name="fr2" draw:name="Object20" text:anchor-type="as-char" svg:y="-0.683cm" svg:width="3.928cm" svg:height="1.115cm" draw:z-index="6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10">0 2</text:span></text:h>
      <text:p text:style-name="P47">Resistor to ground: <text:span text:style-name="T11">(v1 – v</text:span>0<text:span text:style-name="T11">)/R1 out of node 1</text:span></text:p>
      <text:p text:style-name="P47"><draw:frame draw:style-name="fr2" draw:name="Object23" text:anchor-type="as-char" svg:y="-0.975cm" svg:width="4.023cm" svg:height="1.7cm" draw:z-index="6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7"/>
      <text:h text:style-name="P62" text:outline-level="3"><text:soft-page-break/>R<text:span text:style-name="T13">2</text:span> 1 <text:span text:style-name="T12">2 1k</text:span></text:h>
      <text:p text:style-name="P34">For this there are two things:</text:p>
      <text:list xml:id="list8155643041127526020" text:style-name="L9">
        <text:list-item>
          <text:p text:style-name="P48"><text:span text:style-name="T11">Firstly, (v1 – v2)/R2 out of node 1<text:line-break/></text:span><text:span text:style-name="T11"><draw:frame draw:style-name="fr2" draw:name="Object24" text:anchor-type="as-char" svg:y="-0.975cm" svg:width="5.046cm" svg:height="1.7cm" draw:z-index="6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35">Then (v2 – v1)/R<text:span text:style-name="T13">2</text:span> out of node <text:span text:style-name="T14">2<text:line-break/></text:span><text:span text:style-name="T14"><draw:frame draw:style-name="fr2" draw:name="Object25" text:anchor-type="as-char" svg:y="-1.266cm" svg:width="5.046cm" svg:height="2.284cm" draw:z-index="63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49">And now the diode:</text:p>
      <text:p text:style-name="P49"><draw:frame draw:style-name="fr2" draw:name="Object18" text:anchor-type="as-char" svg:y="-0.743cm" svg:width="2.909cm" svg:height="1.244cm" draw:z-index="6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9"><draw:frame draw:style-name="fr2" draw:name="Object21" text:anchor-type="as-char" svg:y="-1.341cm" svg:width="7.191cm" svg:height="2.552cm" draw:z-index="6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63" text:outline-level="3">Guassian Elimination</text:h>
      <text:p text:style-name="P50">Want to get a 0.0 in the bottom left-hand corner.</text:p>
      <text:p text:style-name="P49"><draw:frame draw:style-name="fr2" draw:name="Object22" text:anchor-type="as-char" svg:y="-1.341cm" svg:width="7.191cm" svg:height="2.552cm" draw:z-index="6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51">Options are:</text:p>
      <text:list xml:id="list7344974254177953444" text:style-name="L10">
        <text:list-item>
          <text:p text:style-name="P52">swapping</text:p>
        </text:list-item>
        <text:list-item>
          <text:p text:style-name="P52"><text:span text:style-name="T15">multiply a row by a non-zero scalar</text:span></text:p>
        </text:list-item>
        <text:list-item>
          <text:p text:style-name="P52">subtracting multiple of another row</text:p>
        </text:list-item>
      </text:list>
      <text:p text:style-name="P51"><text:s/><text:span text:style-name="T16">I'll stick some numbers in:</text:span></text:p>
      <text:p text:style-name="P53"><draw:frame draw:style-name="fr2" draw:name="Object26" text:anchor-type="as-char" svg:y="-1.341cm" svg:width="6.706cm" svg:height="2.552cm" draw:z-index="6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3"><draw:frame draw:style-name="fr2" draw:name="Object27" text:anchor-type="as-char" svg:y="-1.048cm" svg:width="7.214cm" svg:height="1.969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5">Scaling factor: <text:span text:style-name="T18">α</text:span><text:span text:style-name="T17"> = </text:span>0.001 / 0.501</text:p>
      <text:p text:style-name="P55"><draw:frame draw:style-name="fr2" draw:name="Object28" text:anchor-type="as-char" svg:y="-1.787cm" svg:width="10.913cm" svg:height="3.493cm" draw:z-index="69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54"/>
      <text:p text:style-name="P54"/>
      <text:h text:style-name="P61" text:outline-level="2">The Implementation</text:h>
      <text:p text:style-name="P22">How the fook? <text:span text:style-name="T5">I can get as far as (a) can I? Nope, can't even represent a function in the ampere vector.</text:span></text:p>
      <text:p text:style-name="P23">I think I need a sum of equations that know what their derivative is.</text:p>
      <text:p text:style-name="P23"/>
      <text:p text:style-name="P24"/>
      <text:p text:style-name="P24"/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9-01T22:25:38.885255400</dc:date>
    <meta:editing-duration>PT6H46M20S</meta:editing-duration>
    <meta:editing-cycles>103</meta:editing-cycles>
    <meta:generator>LibreOffice/5.0.3.2$Linux_X86_64 LibreOffice_project/00m0$Build-2</meta:generator>
    <meta:document-statistic meta:table-count="0" meta:image-count="0" meta:object-count="28" meta:page-count="10" meta:paragraph-count="136" meta:word-count="781" meta:character-count="4048" meta:non-whitespace-character-count="3348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